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list-style-name="L3">
      <style:paragraph-properties fo:margin-left="2.501cm" fo:margin-right="0cm" fo:margin-top="0cm" fo:margin-bottom="0cm" fo:text-indent="-0.635cm" style:auto-text-indent="false"/>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left="1.251cm" fo:margin-right="0cm" fo:margin-top="0cm" fo:margin-bottom="0cm" fo:text-indent="-0.635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1">Gold für die Handelsgenehmigung</text:p>
      <text:p text:style-name="P2"><text:bookmark text:name="bjia9"/><text:bookmark text:name="bjia8"/><text:bookmark text:name="bjia7"/></text:p>
      <text:p text:style-name="P2"><text:bookmark text:name="bjia11"/><text:bookmark text:name="bjia10"/>Beschreibung</text:p>
      <text:p text:style-name="P1">Der Händler Haid darf seine Waren nicht in der Burg Talras verkaufen, da ihm die benötigte Handelsgenehmigung fehlt.</text:p>
      <text:p text:style-name="P1">Leider fehlen ihm die nötigen Goldmünzen, um sich beim Vogt eine solche Handelsgenehmigung zu erwerben.</text:p>
      <text:p text:style-name="P1"><text:bookmark text:name="bjia14"/><text:bookmark text:name="bjia13"/></text:p>
      <text:p text:style-name="P1"><text:bookmark text:name="bjia16"/><text:bookmark text:name="bjia15"/><text:span text:style-name="T1">Typ</text:span></text:p>
      <text:list xml:id="list994469360" text:style-name="L1">
        <text:list-item>
          <text:p text:style-name="P6">Sekundär</text:p>
        </text:list-item>
      </text:list>
      <text:p text:style-name="P1"/>
      <text:p text:style-name="P2"><text:bookmark text:name="x9n43"/><text:bookmark text:name="bjia18"/>Auftraggeber</text:p>
      <text:p text:style-name="P1">Haid</text:p>
      <text:p text:style-name="P2"><text:bookmark text:name="v1ic1"/><text:bookmark text:name="v1ic0"/><text:bookmark text:name="bjia182"/></text:p>
      <text:p text:style-name="P2"><text:bookmark text:name="v1ic2"/><text:bookmark text:name="bjia183"/>Verlauf</text:p>
      <text:p text:style-name="P1">Der Charakter kann Haid die 40 Goldmünzen sofort geben. Hat er bereits vom Vogt erfahren, dass die Handelsgenehmigung eigentlich nur 10 Goldmünzen kostet, so gibt er Haid automatisch nur 10 Goldmünzen und erhält eine bessere Belohnung, da Haid ihn beschwichtigen möchte.</text:p>
      <text:p text:style-name="P1">Spricht der Charakter erst nachträglich mit dem Vogt, so kann er die 30 Goldmünzen zurückfordern, erhält aber keine bessere Belohnung.</text:p>
      <text:p text:style-name="P1"><text:bookmark text:name="bjia19"/><text:bookmark text:name="bjia185"/></text:p>
      <text:p text:style-name="P1"><text:bookmark text:name="bjia21"/><text:bookmark text:name="bjia20"/><text:span text:style-name="T1">Ziele</text:span></text:p>
      <text:list xml:id="list308531822" text:style-name="L2">
        <text:list-item>
          <text:p text:style-name="P7"><text:bookmark text:name="q_5s0"/>Gib Händler Haid die benötigten Goldmünzen für eine Handelsgenehmigung in Talras.</text:p>
        </text:list-item>
      </text:list>
      <text:p text:style-name="P1"/>
      <text:p text:style-name="P3">Belohnungen</text:p>
      <text:list xml:id="list257512734" text:style-name="L3">
        <text:list-item>
          <text:p text:style-name="P8">(Hat's vom Vogt erfahren)</text:p>
        </text:list-item>
        <text:list-item>
          <text:p text:style-name="P9">500 Erfahrung</text:p>
        </text:list-item>
        <text:list-item>
          <text:p text:style-name="P9">3 Laibe Brot</text:p>
        </text:list-item>
        <text:list-item>
          <text:p text:style-name="P9">3 Äpfel</text:p>
        </text:list-item>
        <text:list-item>
          <text:p text:style-name="P9">2 Rüben</text:p>
        </text:list-item>
        <text:list-item>
          <text:p text:style-name="P10">(Hat's nicht erfahren)</text:p>
        </text:list-item>
        <text:list-item>
          <text:p text:style-name="P9">400 Erfahrung</text:p>
        </text:list-item>
        <text:list-item>
          <text:p text:style-name="P9">2 Laibe Brot</text:p>
        </text:list-item>
        <text:list-item>
          <text:p text:style-name="P9">2 Äpfel</text:p>
        </text:list-item>
        <text:list-item>
          <text:p text:style-name="P9">1 Rüb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7-22T19:58:53</meta:creation-date>
    <dc:language>en-US</dc:language>
    <meta:editing-cycles>5</meta:editing-cycles>
    <meta:editing-duration>PT00H10M07S</meta:editing-duration>
    <meta:initial-creator>Tamino Dauth</meta:initial-creator>
    <dc:date>2009-07-22T20:08:57</dc:date>
    <dc:creator>Tamino Dauth</dc:creator>
    <meta:document-statistic meta:table-count="0" meta:image-count="0" meta:object-count="0" meta:page-count="1" meta:paragraph-count="25" meta:word-count="155" meta:character-count="937"/>
    <meta:user-defined meta:name="Info 1"/>
    <meta:user-defined meta:name="Info 2"/>
    <meta:user-defined meta:name="Info 3"/>
    <meta:user-defined meta:name="Info 4"/>
    <meta:hyperlink-behaviour office:target-frame-name="_top" xlink:show="replace"/>
  </office:meta>
</office:document-meta>
</file>